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0pt" style:font-size-asian="20pt" style:font-size-complex="20pt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0pt" style:font-size-asian="20pt" style:font-size-complex="20pt"/>
    </style:style>
    <style:style style:name="P5" style:family="paragraph">
      <style:text-properties style:font-name="Segoe UI Semibold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Segoe UI Semibold" fo:font-size="32pt" style:font-size-asian="32pt" style:font-size-complex="32pt"/>
    </style:style>
    <style:style style:name="P9" style:family="paragraph">
      <style:text-properties style:font-name="Segoe UI Semibold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super 58%" style:font-name="Segoe UI Semibold" fo:font-size="32pt" style:font-size-asian="32pt" style:font-size-complex="32pt"/>
    </style:style>
    <style:style style:name="T6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1.016cm">
          <draw:text-box>
            <text:p text:style-name="P1"><text:span text:style-name="T1">Old Testament</text:span></text:p>
            <text:p text:style-name="P1"><text:span text:style-name="T2">Isaiah 50:4–9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6.263cm" svg:x="1.778cm" svg:y="1.016cm">
          <draw:text-box>
            <text:p text:style-name="P4"><text:span text:style-name="T3">4</text:span><text:span text:style-name="T4">The Lord GOD has given me</text:span></text:p>
            <text:p text:style-name="P5"><text:span text:style-name="T4">the tongue of those who are taught,</text:span></text:p>
            <text:p text:style-name="P5"><text:span text:style-name="T4">that I may know how to sustain with a word</text:span></text:p>
            <text:p text:style-name="P5"><text:span text:style-name="T4">him who is weary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4.76cm" svg:x="1.778cm" svg:y="1.016cm">
          <draw:text-box>
            <text:p text:style-name="P4"><text:span text:style-name="T4">Morning by morning he awakens;</text:span></text:p>
            <text:p text:style-name="P5"><text:span text:style-name="T4">he awakens my ear</text:span></text:p>
            <text:p text:style-name="P5"><text:span text:style-name="T4">to hear as those who are tau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4.384cm" svg:height="4.76cm" svg:x="1.778cm" svg:y="1.016cm">
          <draw:text-box>
            <text:p text:style-name="P4"><text:span text:style-name="T3">5</text:span><text:span text:style-name="T4">The Lord GOD has opened my ear,</text:span></text:p>
            <text:p text:style-name="P5"><text:span text:style-name="T4">and I was not rebellious;</text:span></text:p>
            <text:p text:style-name="P5"><text:span text:style-name="T4">I turned not backwa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638cm" svg:height="6.858cm" svg:x="1.778cm" svg:y="1.016cm">
          <draw:text-box>
            <text:p text:style-name="P4"><text:span text:style-name="T3">6</text:span><text:span text:style-name="T4">I gave my back to those who strike,</text:span></text:p>
            <text:p text:style-name="P5"><text:span text:style-name="T4">and my cheeks to those who pull out the beard;</text:span></text:p>
            <text:p text:style-name="P5"><text:span text:style-name="T4">I hid not my face</text:span></text:p>
            <text:p text:style-name="P5"><text:span text:style-name="T4">from disgrace and spitt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6" draw:layer="layout" svg:width="24.638cm" svg:height="6.263cm" svg:x="1.778cm" svg:y="1.016cm">
          <draw:text-box>
            <text:p text:style-name="P4"><text:span text:style-name="T3">7</text:span><text:span text:style-name="T4">But the Lord GOD helps me;</text:span></text:p>
            <text:p text:style-name="P5"><text:span text:style-name="T4">therefore I have not been disgraced;</text:span></text:p>
            <text:p text:style-name="P5"><text:span text:style-name="T4">therefore I have set my face like a flint,</text:span></text:p>
            <text:p text:style-name="P5"><text:span text:style-name="T4">and I know that I shall not be put to sh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6" draw:layer="layout" svg:width="24.384cm" svg:height="8.128cm" svg:x="2.032cm" svg:y="0.762cm">
          <draw:text-box>
            <text:p text:style-name="P4"><text:span text:style-name="T3">8</text:span><text:span text:style-name="T4">He who vindicates me is near.</text:span></text:p>
            <text:p text:style-name="P5"><text:span text:style-name="T4">Who will contend with me?</text:span></text:p>
            <text:p text:style-name="P5"><text:span text:style-name="T4">Let us stand up together.</text:span></text:p>
            <text:p text:style-name="P5"><text:span text:style-name="T4">Who is my adversary?</text:span></text:p>
            <text:p text:style-name="P5"><text:span text:style-name="T4">Let him come near to m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10" draw:layer="layout" svg:width="24.638cm" svg:height="3.556cm" svg:x="2.032cm" svg:y="0.762cm">
          <draw:text-box>
            <text:p text:style-name="P8"><text:span text:style-name="T5">9</text:span><text:span text:style-name="T6">Behold, the Lord GOD helps me;</text:span></text:p>
            <text:p text:style-name="P9"><text:span text:style-name="T6">who will declare me guilty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0:58:22.732000000</meta:creation-date>
    <dc:date>2017-04-06T11:16:26.376000000</dc:date>
    <meta:editing-duration>PT7M41S</meta:editing-duration>
    <meta:editing-cycles>2</meta:editing-cycles>
    <meta:generator>LibreOffice/5.2.6.2$Windows_X86_64 LibreOffice_project/a3100ed2409ebf1c212f5048fbe377c281438fdc</meta:generator>
    <meta:document-statistic meta:object-count="45"/>
  </office:meta>
</office:document-meta>
</file>